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UnitSampler.setConstructorString( String const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UnitSampler.setFilterString( String 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UnitSampler.getSuccess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UnitSampler.setMethod( String method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UnitSampler.getClass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UnitSampler.setSuccessCode( String 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UnitSampler.setAppendException( boolean ex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UnitSampler.setDoNotSetUpTearDown( boolean setu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UnitSampler.getRunTestMethod( Object clazz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JUnitSampler.setError( String err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UnitSampler.setFailure( String fai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UnitSampler.getDoNotSetUpTearDow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UnitSampler.initMethodObjects( TestCase tc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JUnitSampler.setAppendError( boolean err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UnitSampler.getAppend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UnitSampler.setFailureCode( String 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UnitSampler.setErrorCode( String 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UnitSampler.getSucce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UnitSampler.getAppendErr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UnitSampler.getMethod( Object clazz , String method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JUnitSampler.getClassInstance( String className , String label )</text:p>
          </table:table-cell>
          <table:table-cell office:value-type="float" office:value="15">
            <text:p text:style-name="Table_20_Contents">15</text:p>
          </table:table-cell>
          <table:table-cell office:value-type="float" office:value="9">
            <text:p text:style-name="Table_20_Contents">9</text:p>
          </table:table-cell>
          <table:table-cell office:value-type="float" office:value="55">
            <text:p text:style-name="Table_20_Contents">55</text:p>
          </table:table-cell>
        </table:table-row>
        <table:table-row>
          <table:table-cell office:value-type="string">
            <text:p text:style-name="Table_20_Contents">JUnitSampler.prot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UnitSampler.getFilter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UnitSampler.setClassname( String class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UnitSampler.get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UnitSampler.JUnitSamp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JUnitSampler.getError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UnitSampler.getConstructor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UnitSampler.getFailu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UnitSampler.getFailure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UnitSampler.getErr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UnitSampler.setSuccess( String succe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UnitSampler.sample( Entry entry )</text:p>
          </table:table-cell>
          <table:table-cell office:value-type="float" office:value="23">
            <text:p text:style-name="Table_20_Contents">23</text:p>
          </table:table-cell>
          <table:table-cell office:value-type="float" office:value="13">
            <text:p text:style-name="Table_20_Contents">13</text:p>
          </table:table-cell>
          <table:table-cell office:value-type="float" office:value="113">
            <text:p text:style-name="Table_20_Contents">1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